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OD600</text:p>
          </table:table-cell>
          <table:table-cell/>
        </table:table-row>
        <table:table-row table:style-name="ro1">
          <table:table-cell office:value-type="string" calcext:value-type="string">
            <text:p>5-4 1</text:p>
          </table:table-cell>
          <table:table-cell office:value-type="float" office:value="0.7543" calcext:value-type="float">
            <text:p>0.7543</text:p>
          </table:table-cell>
          <table:table-cell/>
        </table:table-row>
        <table:table-row table:style-name="ro1">
          <table:table-cell office:value-type="string" calcext:value-type="string">
            <text:p>5-4 2</text:p>
          </table:table-cell>
          <table:table-cell office:value-type="float" office:value="0.7975" calcext:value-type="float">
            <text:p>0.7975</text:p>
          </table:table-cell>
          <table:table-cell/>
        </table:table-row>
        <table:table-row table:style-name="ro1">
          <table:table-cell office:value-type="string" calcext:value-type="string">
            <text:p>G2-1</text:p>
          </table:table-cell>
          <table:table-cell office:value-type="float" office:value="0.7679" calcext:value-type="float">
            <text:p>0.7679</text:p>
          </table:table-cell>
          <table:table-cell/>
        </table:table-row>
        <table:table-row table:style-name="ro1">
          <table:table-cell office:value-type="string" calcext:value-type="string">
            <text:p>G2-2</text:p>
          </table:table-cell>
          <table:table-cell office:value-type="float" office:value="0.6921" calcext:value-type="float">
            <text:p>0.6921</text:p>
          </table:table-cell>
          <table:table-cell/>
        </table:table-row>
        <table:table-row table:style-name="ro1">
          <table:table-cell office:value-type="string" calcext:value-type="string">
            <text:p>G4-1</text:p>
          </table:table-cell>
          <table:table-cell office:value-type="float" office:value="0.7542" calcext:value-type="float">
            <text:p>0.7542</text:p>
          </table:table-cell>
          <table:table-cell/>
        </table:table-row>
        <table:table-row table:style-name="ro1">
          <table:table-cell office:value-type="string" calcext:value-type="string">
            <text:p>G4-2</text:p>
          </table:table-cell>
          <table:table-cell office:value-type="float" office:value="0.8049" calcext:value-type="float">
            <text:p>0.8049</text:p>
          </table:table-cell>
          <table:table-cell/>
        </table:table-row>
        <table:table-row table:style-name="ro1">
          <table:table-cell office:value-type="string" calcext:value-type="string">
            <text:p>G8-1</text:p>
          </table:table-cell>
          <table:table-cell office:value-type="float" office:value="0.76" calcext:value-type="float">
            <text:p>0.76</text:p>
          </table:table-cell>
          <table:table-cell/>
        </table:table-row>
        <table:table-row table:style-name="ro1">
          <table:table-cell office:value-type="string" calcext:value-type="string">
            <text:p>G8-2</text:p>
          </table:table-cell>
          <table:table-cell office:value-type="float" office:value="0.7553" calcext:value-type="float">
            <text:p>0.7553</text:p>
          </table:table-cell>
          <table:table-cell/>
        </table:table-row>
        <table:table-row table:style-name="ro1">
          <table:table-cell office:value-type="string" calcext:value-type="string">
            <text:p>1G2-1</text:p>
          </table:table-cell>
          <table:table-cell office:value-type="float" office:value="0.8287" calcext:value-type="float">
            <text:p>0.8287</text:p>
          </table:table-cell>
          <table:table-cell/>
        </table:table-row>
        <table:table-row table:style-name="ro1">
          <table:table-cell office:value-type="string" calcext:value-type="string">
            <text:p>1G2-2</text:p>
          </table:table-cell>
          <table:table-cell office:value-type="float" office:value="0.8159" calcext:value-type="float">
            <text:p>0.8159</text:p>
          </table:table-cell>
          <table:table-cell/>
        </table:table-row>
        <table:table-row table:style-name="ro1">
          <table:table-cell office:value-type="string" calcext:value-type="string">
            <text:p>2H7-1</text:p>
          </table:table-cell>
          <table:table-cell office:value-type="float" office:value="0.8395" calcext:value-type="float">
            <text:p>0.8395</text:p>
          </table:table-cell>
          <table:table-cell/>
        </table:table-row>
        <table:table-row table:style-name="ro1">
          <table:table-cell office:value-type="string" calcext:value-type="string">
            <text:p>2H7-2</text:p>
          </table:table-cell>
          <table:table-cell office:value-type="float" office:value="0.7868" calcext:value-type="float">
            <text:p>0.7868</text:p>
          </table:table-cell>
          <table:table-cell/>
        </table:table-row>
        <table:table-row table:style-name="ro1">
          <table:table-cell office:value-type="string" calcext:value-type="string">
            <text:p>R30-1</text:p>
          </table:table-cell>
          <table:table-cell office:value-type="float" office:value="0.7841" calcext:value-type="float">
            <text:p>0.7841</text:p>
          </table:table-cell>
          <table:table-cell/>
        </table:table-row>
        <table:table-row table:style-name="ro1">
          <table:table-cell office:value-type="string" calcext:value-type="string">
            <text:p>R30-2</text:p>
          </table:table-cell>
          <table:table-cell office:value-type="float" office:value="0.7987" calcext:value-type="float">
            <text:p>0.7987</text:p>
          </table:table-cell>
          <table:table-cell/>
        </table:table-row>
        <table:table-row table:style-name="ro1">
          <table:table-cell office:value-type="string" calcext:value-type="string">
            <text:p>R32-1</text:p>
          </table:table-cell>
          <table:table-cell office:value-type="float" office:value="0.7969" calcext:value-type="float">
            <text:p>0.7969</text:p>
          </table:table-cell>
          <table:table-cell/>
        </table:table-row>
        <table:table-row table:style-name="ro1">
          <table:table-cell office:value-type="string" calcext:value-type="string">
            <text:p>R32-2</text:p>
          </table:table-cell>
          <table:table-cell office:value-type="float" office:value="0.7938" calcext:value-type="float">
            <text:p>0.7938</text:p>
          </table:table-cell>
          <table:table-cell/>
        </table:table-row>
        <table:table-row table:style-name="ro1">
          <table:table-cell office:value-type="string" calcext:value-type="string">
            <text:p>R36-1</text:p>
          </table:table-cell>
          <table:table-cell office:value-type="float" office:value="0.946" calcext:value-type="float">
            <text:p>0.946</text:p>
          </table:table-cell>
          <table:table-cell/>
        </table:table-row>
        <table:table-row table:style-name="ro1">
          <table:table-cell office:value-type="string" calcext:value-type="string">
            <text:p>R36-2</text:p>
          </table:table-cell>
          <table:table-cell office:value-type="float" office:value="0.8036" calcext:value-type="float">
            <text:p>0.8036</text:p>
          </table:table-cell>
          <table:table-cell/>
        </table:table-row>
        <table:table-row table:style-name="ro1">
          <table:table-cell office:value-type="string" calcext:value-type="string">
            <text:p>R43-1</text:p>
          </table:table-cell>
          <table:table-cell office:value-type="float" office:value="0.7688" calcext:value-type="float">
            <text:p>0.7688</text:p>
          </table:table-cell>
          <table:table-cell/>
        </table:table-row>
        <table:table-row table:style-name="ro1">
          <table:table-cell office:value-type="string" calcext:value-type="string">
            <text:p>R43-2</text:p>
          </table:table-cell>
          <table:table-cell office:value-type="float" office:value="0.8643" calcext:value-type="float">
            <text:p>0.8643</text:p>
          </table:table-cell>
          <table:table-cell/>
        </table:table-row>
        <table:table-row table:style-name="ro1">
          <table:table-cell office:value-type="string" calcext:value-type="string">
            <text:p>R21-1</text:p>
          </table:table-cell>
          <table:table-cell office:value-type="float" office:value="0.7824" calcext:value-type="float">
            <text:p>0.7824</text:p>
          </table:table-cell>
          <table:table-cell/>
        </table:table-row>
        <table:table-row table:style-name="ro1">
          <table:table-cell office:value-type="string" calcext:value-type="string">
            <text:p>R21-2</text:p>
          </table:table-cell>
          <table:table-cell office:value-type="float" office:value="0.7793" calcext:value-type="float">
            <text:p>0.7793</text:p>
          </table:table-cell>
          <table:table-cell/>
        </table:table-row>
        <table:table-row table:style-name="ro1">
          <table:table-cell office:value-type="string" calcext:value-type="string">
            <text:p>L3-1</text:p>
          </table:table-cell>
          <table:table-cell office:value-type="float" office:value="0.7556" calcext:value-type="float">
            <text:p>0.7556</text:p>
          </table:table-cell>
          <table:table-cell/>
        </table:table-row>
        <table:table-row table:style-name="ro1">
          <table:table-cell office:value-type="string" calcext:value-type="string">
            <text:p>L3-2</text:p>
          </table:table-cell>
          <table:table-cell office:value-type="float" office:value="0.7705" calcext:value-type="float">
            <text:p>0.7705</text:p>
          </table:table-cell>
          <table:table-cell/>
        </table:table-row>
        <table:table-row table:style-name="ro1">
          <table:table-cell office:value-type="string" calcext:value-type="string">
            <text:p>L7-1</text:p>
          </table:table-cell>
          <table:table-cell office:value-type="float" office:value="0.8095" calcext:value-type="float">
            <text:p>0.8095</text:p>
          </table:table-cell>
          <table:table-cell/>
        </table:table-row>
        <table:table-row table:style-name="ro1">
          <table:table-cell office:value-type="string" calcext:value-type="string">
            <text:p>L7-2</text:p>
          </table:table-cell>
          <table:table-cell office:value-type="float" office:value="0.8055" calcext:value-type="float">
            <text:p>0.8055</text:p>
          </table:table-cell>
          <table:table-cell/>
        </table:table-row>
        <table:table-row table:style-name="ro1">
          <table:table-cell office:value-type="string" calcext:value-type="string">
            <text:p>L5-1</text:p>
          </table:table-cell>
          <table:table-cell office:value-type="float" office:value="0.7839" calcext:value-type="float">
            <text:p>0.7839</text:p>
          </table:table-cell>
          <table:table-cell/>
        </table:table-row>
        <table:table-row table:style-name="ro1">
          <table:table-cell office:value-type="string" calcext:value-type="string">
            <text:p>L5-2</text:p>
          </table:table-cell>
          <table:table-cell office:value-type="float" office:value="0.7709" calcext:value-type="float">
            <text:p>0.7709</text:p>
          </table:table-cell>
          <table:table-cell/>
        </table:table-row>
        <table:table-row table:style-name="ro1">
          <table:table-cell office:value-type="string" calcext:value-type="string">
            <text:p>L19-1</text:p>
          </table:table-cell>
          <table:table-cell office:value-type="float" office:value="0.7692" calcext:value-type="float">
            <text:p>0.7692</text:p>
          </table:table-cell>
          <table:table-cell/>
        </table:table-row>
        <table:table-row table:style-name="ro1">
          <table:table-cell office:value-type="string" calcext:value-type="string">
            <text:p>L19-2</text:p>
          </table:table-cell>
          <table:table-cell office:value-type="float" office:value="0.7801" calcext:value-type="float">
            <text:p>0.7801</text:p>
          </table:table-cell>
          <table:table-cell/>
        </table:table-row>
        <table:table-row table:style-name="ro1">
          <table:table-cell office:value-type="string" calcext:value-type="string">
            <text:p>L6-1</text:p>
          </table:table-cell>
          <table:table-cell office:value-type="float" office:value="0.757" calcext:value-type="float">
            <text:p>0.757</text:p>
          </table:table-cell>
          <table:table-cell/>
        </table:table-row>
        <table:table-row table:style-name="ro1">
          <table:table-cell office:value-type="string" calcext:value-type="string">
            <text:p>L6-2</text:p>
          </table:table-cell>
          <table:table-cell office:value-type="float" office:value="0.7409" calcext:value-type="float">
            <text:p>0.740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31T10:20:16.899869498</meta:creation-date>
    <dc:date>2023-12-31T10:32:25.019582312</dc:date>
    <meta:editing-duration>PT1M42S</meta:editing-duration>
    <meta:editing-cycles>1</meta:editing-cycles>
    <meta:document-statistic meta:table-count="1" meta:cell-count="66" meta:object-count="0"/>
    <meta:generator>LibreOffice/7.3.7.2$Linux_X86_64 LibreOffice_project/30$Build-2</meta:generator>
  </office:meta>
</office:document-meta>
</file>